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 style:master-page-name="First_20_Page">
      <style:paragraph-properties fo:text-align="center" style:justify-single-word="false" style:page-number="auto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Рефакторинги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10">Рефакторинги<text:tab/>1</text:p>
          <text:p text:style-name="P8">Выделение CDefaultLink в отдельный класс<text:tab/>3</text:p>
          <text:p text:style-name="P8">Разделение CUser на 2 класса<text:tab/>3</text:p>
          <text:p text:style-name="P8">Замена длинных switch-операторов на использование map<text:tab/>3</text:p>
        </text:index-body>
      </text:table-of-content>
      <text:p text:style-name="P1"/>
      <text:h text:style-name="P9" text:outline-level="2">Выделение CDefaultLink в отдельный класс</text:h>
      <text:p text:style-name="P2"/>
      <text:p text:style-name="P2">мотивация</text:p>
      <text:p text:style-name="P3">требование преподавателя</text:p>
      <text:p text:style-name="P3"/>
      <text:p text:style-name="P2">было</text:p>
      <text:p text:style-name="Text_20_body">класс CLink с параметрами пути</text:p>
      <text:p text:style-name="Text_20_body"/>
      <text:p text:style-name="P2">стало</text:p>
      <text:p text:style-name="P3">класс CDefaultLink, его наследники AircraftLink, ShipLink, TrainLink, TruckLink</text:p>
      <text:p text:style-name="P3"/>
      <text:h text:style-name="Heading_20_2" text:outline-level="2">Разделение CUser на 2 класса</text:h>
      <text:p text:style-name="P2"/>
      <text:p text:style-name="P2">мотивация</text:p>
      <text:p text:style-name="Text_20_body">чрезмерное усложнение класса, разрастание его кода</text:p>
      <text:p text:style-name="Text_20_body"/>
      <text:p text:style-name="P2">было</text:p>
      <text:p text:style-name="Text_20_body"><text:span text:style-name="T1">класс CUser, реализующий всё, что касается работы с пользователями</text:span></text:p>
      <text:p text:style-name="Text_20_body"><text:span text:style-name="T1"/></text:p>
      <text:p text:style-name="P2">стало</text:p>
      <text:p text:style-name="P3">классы CUser и CUserCookie, отвечают за базовые операции с пользователями и настройки конкретных пользователей соответственно</text:p>
      <text:p text:style-name="P3"/>
      <text:h text:style-name="Heading_20_2" text:outline-level="2">Замена длинных switch-операторов на использование map</text:h>
      <text:p text:style-name="Text_20_body"/>
      <text:p text:style-name="P2">мотивация</text:p>
      <text:p text:style-name="Text_20_body">чрезмерное разрастание кода, затруднение при его чтении</text:p>
      <text:p text:style-name="P2"/>
      <text:p text:style-name="P2">было</text:p>
      <text:p text:style-name="Text_20_body">длинные операторы switch</text:p>
      <text:p text:style-name="P2"/>
      <text:p text:style-name="P2">стало</text:p>
      <text:p text:style-name="Text_20_body">короткие вызовы к m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3</text:page-number></text:p>
      </style:footer>
    </style:master-page>
    <style:master-page style:name="Index" style:page-layout-name="pm2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05-23T03:36:42</dc:date>
    <meta:editing-cycles>29</meta:editing-cycles>
    <meta:editing-duration>PT44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28" meta:word-count="111" meta:character-count="820"/>
  </office:meta>
</office:document-meta>
</file>